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dash" draw:stroke-dash="Fine_20_Dashed" svg:stroke-color="#0066b3" draw:fill="none" draw:textarea-horizontal-align="justify" draw:textarea-vertical-align="middle" draw:auto-grow-height="false" fo:min-height="3.164cm" fo:min-width="2.914cm"/>
    </style:style>
    <style:style style:name="gr5" style:family="graphic" style:parent-style-name="standard">
      <style:graphic-properties svg:stroke-width="0.051cm" svg:stroke-color="#72bf44" draw:marker-start-width="0.355cm" draw:marker-end-width="0.355cm" draw:fill="none" draw:textarea-horizontal-align="justify" draw:textarea-vertical-align="middle" draw:auto-grow-height="false" fo:min-height="3.114cm" fo:min-width="2.8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93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4.58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2.032cm" svg:x="3.005cm" svg:y="11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3.432cm" svg:y="12.503cm">
          <draw:text-box>
            <text:p>M2</text:p>
          </draw:text-box>
        </draw:frame>
        <draw:custom-shape draw:style-name="gr1" draw:text-style-name="P1" xml:id="id2" draw:id="id2" draw:layer="layout" svg:width="2.032cm" svg:height="2.032cm" svg:x="3.005cm" svg:y="4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3.432cm" svg:y="5.01cm">
          <draw:text-box>
            <text:p>M1</text:p>
          </draw:text-box>
        </draw:frame>
        <draw:custom-shape draw:style-name="gr1" draw:text-style-name="P1" xml:id="id3" draw:id="id3" draw:layer="layout" svg:width="2.032cm" svg:height="2.032cm" svg:x="18.345cm" svg:y="4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18.772cm" svg:y="4.983cm">
          <draw:text-box>
            <text:p>X1</text:p>
          </draw:text-box>
        </draw:frame>
        <draw:custom-shape draw:style-name="gr1" draw:text-style-name="P1" xml:id="id5" draw:id="id5" draw:layer="layout" svg:width="2.032cm" svg:height="2.032cm" svg:x="20.758cm" svg:y="8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21.185cm" svg:y="9.074cm">
          <draw:text-box>
            <text:p>X2</text:p>
          </draw:text-box>
        </draw:frame>
        <draw:custom-shape draw:style-name="gr1" draw:text-style-name="P1" xml:id="id6" draw:id="id6" draw:layer="layout" svg:width="2.032cm" svg:height="2.032cm" svg:x="19.742cm" svg:y="12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0.962cm" svg:x="20.169cm" svg:y="13.265cm">
          <draw:text-box>
            <text:p>X3</text:p>
          </draw:text-box>
        </draw:frame>
        <draw:frame draw:style-name="gr3" draw:text-style-name="P2" draw:layer="layout" svg:width="3.937cm" svg:height="1.016cm" svg:x="6.985cm" svg:y="9.063cm">
          <draw:text-box draw:corner-radius="0.127cm">
            <text:p>Σχεδιασμός</text:p>
          </draw:text-box>
        </draw:frame>
        <draw:frame draw:style-name="gr3" draw:text-style-name="P2" draw:layer="layout" svg:width="3.683cm" svg:height="1.016cm" svg:x="13.903cm" svg:y="9.047cm">
          <draw:text-box>
            <text:p>Παραγωγή</text:p>
          </draw:text-box>
        </draw:frame>
        <draw:custom-shape draw:style-name="gr4" draw:text-style-name="P1" xml:id="id9" draw:id="id9" draw:layer="layout" svg:width="4.826cm" svg:height="4.826cm" svg:x="6.415cm" svg:y="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4.826cm" svg:height="4.826cm" svg:x="13.265cm" svg:y="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32cm" svg:height="2.032cm" svg:x="17.405cm" svg:y="15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032cm" svg:height="2.032cm" svg:x="12.822cm" svg:y="15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932cm" svg:height="1.043cm" svg:x="12.911cm" svg:y="15.805cm">
          <draw:text-box>
            <text:p>ΧΜΠ</text:p>
          </draw:text-box>
        </draw:frame>
        <draw:frame draw:style-name="gr7" draw:text-style-name="P2" draw:layer="layout" svg:width="1.651cm" svg:height="1.143cm" svg:x="17.759cm" svg:y="15.678cm">
          <draw:text-box>
            <text:p>ΜΑ</text:p>
          </draw:text-box>
        </draw:frame>
        <draw:connector draw:style-name="gr8" draw:text-style-name="P1" draw:layer="layout" draw:type="line" svg:x1="4.021cm" svg:y1="11.895cm" svg:x2="4.021cm" svg:y2="6.434cm" draw:start-shape="id1" draw:start-glue-point="4" draw:end-shape="id2" draw:end-glue-point="8" svg:d="M4021 11895v-5461" svg:viewBox="0 0 1 5462">
          <text:p/>
        </draw:connector>
        <draw:connector draw:style-name="gr8" draw:text-style-name="P1" draw:layer="layout" draw:type="line" svg:x1="5.037cm" svg:y1="5.418cm" svg:x2="18.345cm" svg:y2="5.391cm" draw:start-shape="id2" draw:start-glue-point="10" draw:end-shape="id3" draw:end-glue-point="6" svg:d="M5037 5418l13308-27" svg:viewBox="0 0 13309 28">
          <text:p/>
        </draw:connector>
        <draw:connector draw:style-name="gr9" draw:text-style-name="P1" draw:layer="layout" draw:type="line" svg:x1="19.361cm" svg:y1="6.407cm" svg:x2="17.385cm" svg:y2="7.902cm" draw:start-shape="id3" draw:start-glue-point="8" draw:end-shape="id4" draw:end-glue-point="11" svg:d="M19361 6407l-1976 1495" svg:viewBox="0 0 1977 1496">
          <text:p/>
        </draw:connector>
        <draw:connector draw:style-name="gr9" draw:text-style-name="P1" draw:layer="layout" draw:type="line" svg:x1="20.758cm" svg:y1="9.482cm" svg:x2="18.091cm" svg:y2="9.609cm" draw:start-shape="id5" draw:start-glue-point="6" draw:end-shape="id4" draw:end-glue-point="10" svg:d="M20758 9482l-2667 127" svg:viewBox="0 0 2668 128">
          <text:p/>
        </draw:connector>
        <draw:connector draw:style-name="gr9" draw:text-style-name="P1" draw:layer="layout" draw:type="line" svg:x1="20.039cm" svg:y1="12.954cm" svg:x2="17.385cm" svg:y2="11.316cm" draw:start-shape="id6" draw:start-glue-point="5" draw:end-shape="id4" draw:end-glue-point="9" svg:d="M20039 12954l-2654-1638" svg:viewBox="0 0 2655 1639">
          <text:p/>
        </draw:connector>
        <draw:connector draw:style-name="gr9" draw:text-style-name="P1" draw:layer="layout" draw:type="line" svg:x1="15.678cm" svg:y1="12.022cm" svg:x2="18.421cm" svg:y2="15.197cm" draw:start-shape="id4" draw:start-glue-point="8" draw:end-shape="id7" draw:end-glue-point="4" svg:d="M15678 12022l2743 3175" svg:viewBox="0 0 2744 3176">
          <text:p/>
        </draw:connector>
        <draw:connector draw:style-name="gr9" draw:text-style-name="P1" draw:layer="layout" draw:type="line" svg:x1="15.678cm" svg:y1="12.022cm" svg:x2="13.838cm" svg:y2="15.197cm" draw:start-shape="id4" draw:start-glue-point="8" draw:end-shape="id8" draw:end-glue-point="4" svg:d="M15678 12022l-1840 3175" svg:viewBox="0 0 1841 3176">
          <text:p/>
        </draw:connector>
        <draw:connector draw:style-name="gr9" draw:text-style-name="P1" draw:layer="layout" draw:type="line" svg:x1="5.037cm" svg:y1="12.911cm" svg:x2="7.121cm" svg:y2="11.316cm" draw:start-shape="id1" draw:start-glue-point="10" draw:end-shape="id9" draw:end-glue-point="7" svg:d="M5037 12911l2084-1595" svg:viewBox="0 0 2085 1596">
          <text:p/>
        </draw:connector>
        <draw:connector draw:style-name="gr9" draw:text-style-name="P1" draw:layer="layout" draw:type="line" svg:x1="4.74cm" svg:y1="6.137cm" svg:x2="7.121cm" svg:y2="7.902cm" draw:start-shape="id2" draw:start-glue-point="9" draw:end-shape="id9" draw:end-glue-point="5" svg:d="M4740 6137l2381 1765" svg:viewBox="0 0 2382 1766">
          <text:p/>
        </draw:connector>
        <draw:connector draw:style-name="gr9" draw:text-style-name="P1" draw:layer="layout" draw:type="line" svg:x1="20.08cm" svg:y1="6.11cm" svg:x2="21.774cm" svg:y2="8.466cm" draw:start-shape="id3" draw:start-glue-point="9" draw:end-shape="id5" draw:end-glue-point="4" svg:d="M20080 6110l1694 2356" svg:viewBox="0 0 1695 2357">
          <text:p/>
        </draw:connector>
        <draw:connector draw:style-name="gr9" draw:text-style-name="P1" draw:layer="layout" draw:type="line" svg:x1="21.774cm" svg:y1="10.498cm" svg:x2="20.758cm" svg:y2="12.657cm" draw:start-shape="id5" draw:start-glue-point="8" draw:end-shape="id6" draw:end-glue-point="4" svg:d="M21774 10498l-1016 2159" svg:viewBox="0 0 1017 2160">
          <text:p/>
        </draw:connector>
        <draw:custom-shape draw:style-name="gr10" draw:text-style-name="P1" xml:id="id10" draw:id="id10" draw:layer="layout" svg:width="5.08cm" svg:height="2.54cm" svg:x="10.382cm" svg:y="19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1" draw:id="id11" draw:layer="layout" svg:width="5.08cm" svg:height="2.54cm" svg:x="16.575cm" svg:y="19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3.429cm" svg:height="1.673cm" svg:x="11.271cm" svg:y="20.382cm">
          <draw:text-box>
            <text:p>οδηγίες χειρισμού</text:p>
          </draw:text-box>
        </draw:frame>
        <draw:frame draw:style-name="gr11" draw:text-style-name="P2" draw:layer="layout" svg:width="3.556cm" svg:height="1.673cm" svg:x="17.464cm" svg:y="20.404cm">
          <draw:text-box>
            <text:p>οδηγίες ασφαλείας</text:p>
          </draw:text-box>
        </draw:frame>
        <draw:connector draw:style-name="gr9" draw:text-style-name="P1" draw:layer="layout" draw:type="line" svg:x1="13.838cm" svg:y1="17.229cm" svg:x2="12.922cm" svg:y2="19.896cm" draw:start-shape="id8" draw:start-glue-point="8" draw:end-shape="id10" svg:d="M13838 17229l-916 2667" svg:viewBox="0 0 917 2668">
          <text:p/>
        </draw:connector>
        <draw:connector draw:style-name="gr9" draw:text-style-name="P1" draw:layer="layout" draw:type="line" svg:x1="18.421cm" svg:y1="17.229cm" svg:x2="19.115cm" svg:y2="19.896cm" draw:start-shape="id7" draw:start-glue-point="8" draw:end-shape="id11" draw:end-glue-point="0" svg:d="M18421 17229l694 2667" svg:viewBox="0 0 695 2668">
          <text:p/>
        </draw:connector>
        <draw:connector draw:style-name="gr9" draw:text-style-name="P1" draw:layer="layout" draw:type="line" svg:x1="11.241cm" svg:y1="9.609cm" svg:x2="13.265cm" svg:y2="9.609cm" draw:start-shape="id9" draw:start-glue-point="10" draw:end-shape="id4" draw:end-glue-point="6" svg:d="M11241 9609h2024" svg:viewBox="0 0 2025 1">
          <text:p/>
        </draw:connector>
        <draw:connector draw:style-name="gr12" draw:text-style-name="P1" draw:layer="layout" draw:type="curve" draw:line-skew="-0.681cm" svg:x1="4.021cm" svg:y1="4.402cm" svg:x2="19.361cm" svg:y2="4.375cm" draw:start-shape="id2" draw:start-glue-point="4" draw:end-shape="id3" draw:end-glue-point="4" svg:d="M4021 4402c0-1813 15340-1800 15340-27" svg:viewBox="0 0 15341 1359">
          <text:p/>
        </draw:connector>
        <draw:connector draw:style-name="gr12" draw:text-style-name="P1" draw:layer="layout" draw:type="curve" draw:line-skew="-0.361cm" svg:x1="8.828cm" svg:y1="7.196cm" svg:x2="15.678cm" svg:y2="7.196cm" draw:start-shape="id9" draw:start-glue-point="4" draw:end-shape="id4" draw:end-glue-point="4" svg:d="M8828 7196c0-1330 6850-1330 6850 0" svg:viewBox="0 0 6851 998">
          <text:p/>
        </draw:connector>
        <draw:connector draw:style-name="gr8" draw:text-style-name="P1" draw:layer="layout" draw:type="line" svg:x1="14.854cm" svg:y1="16.213cm" svg:x2="17.405cm" svg:y2="16.213cm" draw:start-shape="id8" draw:start-glue-point="10" draw:end-shape="id7" draw:end-glue-point="6" svg:d="M14854 16213h2551" svg:viewBox="0 0 2552 1">
          <text:p/>
        </draw:connector>
        <draw:connector draw:style-name="gr12" draw:text-style-name="P1" draw:layer="layout" draw:type="curve" draw:line-skew="0.644cm" svg:x1="13.838cm" svg:y1="17.229cm" svg:x2="18.421cm" svg:y2="17.229cm" draw:start-shape="id8" draw:start-glue-point="8" draw:end-shape="id7" draw:end-glue-point="8" svg:d="M13838 17229c0 1719 4583 1719 4583 0" svg:viewBox="0 0 4584 1290">
          <text:p/>
        </draw:connector>
        <draw:frame draw:style-name="gr11" draw:text-style-name="P2" draw:layer="layout" svg:width="3.937cm" svg:height="1.673cm" svg:x="10.398cm" svg:y="6.461cm">
          <draw:text-box>
            <text:p>(διεργασίες)</text:p>
          </draw:text-box>
        </draw:frame>
        <draw:frame draw:style-name="gr3" draw:text-style-name="P2" draw:layer="layout" svg:width="3.683cm" svg:height="1.016cm" svg:x="10.863cm" svg:y="3.259cm">
          <draw:text-box>
            <text:p>(ρόλοι)</text:p>
          </draw:text-box>
        </draw:frame>
        <draw:frame draw:style-name="gr3" draw:text-style-name="P2" draw:layer="layout" svg:width="3.683cm" svg:height="1.016cm" svg:x="14.708cm" svg:y="17.256cm">
          <draw:text-box>
            <text:p>(έννοιες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8-15T18:49:53.175422747</dc:date>
    <meta:editing-duration>PT1H3M26S</meta:editing-duration>
    <meta:editing-cycles>19</meta:editing-cycles>
    <meta:generator>LibreOffice/6.0.7.3$Linux_X86_64 LibreOffice_project/00m0$Build-3</meta:generator>
    <meta:document-statistic meta:object-count="43"/>
  </office:meta>
</office:document-meta>
</file>